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text-properties officeooo:paragraph-rsid="0004bef2"/>
    </style:style>
    <style:style style:name="P2" style:family="paragraph" style:parent-style-name="Standard">
      <style:text-properties officeooo:paragraph-rsid="0004bef2"/>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officeooo:paragraph-rsid="0004bef2"/>
    </style:style>
    <style:style style:name="P6" style:family="paragraph" style:parent-style-name="Text_20_body" style:list-style-name="L3">
      <style:text-properties officeooo:paragraph-rsid="0008687c"/>
    </style:style>
    <style:style style:name="P7" style:family="paragraph" style:parent-style-name="Text_20_body">
      <style:text-properties officeooo:paragraph-rsid="0008687c"/>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T1" style:family="text">
      <style:text-properties officeooo:rsid="000868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Emphasis">LorisMenghi Core – Installation &amp; User Guide</text:span></text:h>
      <text:list text:style-name="L4">
        <text:list-item>
          <text:p text:style-name="P8">Introduction<text:line-break/>LorisMenghi Core is a lightweight Magento 2 module that provides a dedicated top-level admin menu entry (“lorismenghi.com”) and a shared dashboard page used as the central access point for other LorisMenghi extensions (COD confirmation via WhatsApp, abandoned cart recovery, shipping tracking notifications).<text:line-break/>This module does not implement any business logic by itself and does not affect the storefront or checkout.</text:p>
        </text:list-item>
        <text:list-item>
          <text:p text:style-name="P8">Requirements</text:p>
        </text:list-item>
      </text:list>
      <text:list text:style-name="L5">
        <text:list-item>
          <text:p text:style-name="P9">PHP 8.1 or higher</text:p>
        </text:list-item>
        <text:list-item>
          <text:p text:style-name="P9">Magento Open Source or Adobe Commerce 2.4.6 or later</text:p>
        </text:list-item>
        <text:list-item>
          <text:p text:style-name="P9">Access to the Magento file system and CLI</text:p>
        </text:list-item>
      </text:list>
      <text:list text:style-name="L6">
        <text:list-item>
          <text:p text:style-name="P10">Installation (Composer)</text:p>
        </text:list-item>
      </text:list>
      <text:p text:style-name="Text_20_body">3.1. Backup<text:line-break/>Before installing any new extension, it is recommended to back up your Magento database and codebase.</text:p>
      <text:p text:style-name="Text_20_body">3.2. Install the module via Composer<text:line-break/>From the Magento root directory, run the following commands:</text:p>
      <text:list text:style-name="L7">
        <text:list-item>
          <text:p text:style-name="P11">Require the package:<text:line-break/>composer require lorismenghi/module-core</text:p>
        </text:list-item>
        <text:list-item>
          <text:p text:style-name="P11">Enable the module:<text:line-break/>bin/magento module:enable LorisMenghi_Core</text:p>
        </text:list-item>
        <text:list-item>
          <text:p text:style-name="P11">Run the upgrade scripts:<text:line-break/>bin/magento setup:upgrade</text:p>
        </text:list-item>
        <text:list-item>
          <text:p text:style-name="P11">Clear the caches:<text:line-break/>bin/magento cache:flush</text:p>
        </text:list-item>
      </text:list>
      <text:p text:style-name="Text_20_body">3.3. Production mode (optional but recommended)<text:line-break/>If your store is running in production mode, you should also recompile and redeploy static content:</text:p>
      <text:list text:style-name="L8">
        <text:list-item>
          <text:p text:style-name="P12">Compile dependency injection:<text:line-break/>bin/magento setup:di:compile</text:p>
        </text:list-item>
        <text:list-item>
          <text:p text:style-name="P12">Deploy static content:<text:line-break/>bin/magento setup:static-content:deploy -f</text:p>
        </text:list-item>
      </text:list>
      <text:list text:style-name="L9">
        <text:list-item>
          <text:p text:style-name="P13">Installation (manual code upload)</text:p>
        </text:list-item>
      </text:list>
      <text:p text:style-name="Text_20_body">If you are not using Composer-based deployment and prefer to upload the code manually:</text:p>
      <text:list text:style-name="L10">
        <text:list-item>
          <text:p text:style-name="P14">Copy the module code into your Magento installation, for example under:<text:line-break/>app/code/LorisMenghi/Core</text:p>
        </text:list-item>
        <text:list-item>
          <text:p text:style-name="P14"><text:soft-page-break/>From the Magento root directory, enable the module:<text:line-break/>bin/magento module:enable LorisMenghi_Core</text:p>
        </text:list-item>
        <text:list-item>
          <text:p text:style-name="P14">Run the upgrade scripts:<text:line-break/>bin/magento setup:upgrade</text:p>
        </text:list-item>
        <text:list-item>
          <text:p text:style-name="P14">Clear the caches:<text:line-break/>bin/magento cache:flush</text:p>
        </text:list-item>
        <text:list-item>
          <text:p text:style-name="P14">If your store is in production mode, also run:<text:line-break/>bin/magento setup:di:compile<text:line-break/>bin/magento setup:static-content:deploy -f</text:p>
        </text:list-item>
      </text:list>
      <text:list text:style-name="L11">
        <text:list-item>
          <text:p text:style-name="P15">Usage</text:p>
        </text:list-item>
      </text:list>
      <text:p text:style-name="Text_20_body">After installation, log in to the Magento Admin panel.</text:p>
      <text:p text:style-name="Text_20_body">You will see a new top-level admin menu item labeled “lorismenghi.com”. Clicking this menu item opens the LorisMenghi Core dashboard.</text:p>
      <text:p text:style-name="Text_20_body">The dashboard is a simple landing page that can display:</text:p>
      <text:list text:style-name="L12">
        <text:list-item>
          <text:p text:style-name="P16">Links to documentation for installed LorisMenghi extensions</text:p>
        </text:list-item>
        <text:list-item>
          <text:p text:style-name="P16">Links to support and contact pages</text:p>
        </text:list-item>
        <text:list-item>
          <text:p text:style-name="P16">Links or status blocks for current and future LorisMenghi modules</text:p>
        </text:list-item>
      </text:list>
      <text:p text:style-name="Text_20_body">The core extension does not require any configuration by itself and does not expose additional settings in the configuration area. It is designed to be a shared entry point and base module for other extensions (for example: COD confirmation via WhatsApp, abandoned cart recovery via WhatsApp, shipping tracking notifications via WhatsApp).</text:p>
      <text:list text:style-name="L13">
        <text:list-item>
          <text:p text:style-name="P17">Uninstallation</text:p>
        </text:list-item>
      </text:list>
      <text:p text:style-name="Text_20_body">If you need to remove the module, follow these steps.</text:p>
      <text:p text:style-name="Text_20_body">6.1. Disable the module</text:p>
      <text:p text:style-name="Text_20_body">From the Magento root directory, run:<text:line-break/>bin/magento module:disable LorisMenghi_Core</text:p>
      <text:p text:style-name="Text_20_body">6.2. Remove the Composer package (if installed via Composer)</text:p>
      <text:p text:style-name="Text_20_body">If the module was installed via Composer, you can remove it with:<text:line-break/>composer remove lorismenghi/module-core</text:p>
      <text:p text:style-name="Text_20_body">6.3. Run upgrade and clear caches</text:p>
      <text:p text:style-name="Text_20_body">After disabling or removing the module, run:<text:line-break/>bin/magento setup:upgrade<text:line-break/>bin/magento cache:flush</text:p>
      <text:p text:style-name="Text_20_body">If your store is in production mode, you may also need to re-run:<text:line-break/>bin/magento setup:di:compile<text:line-break/>bin/magento setup:static-content:deploy -f</text:p>
      <text:list text:style-name="L14">
        <text:list-item>
          <text:p text:style-name="P18"><text:soft-page-break/>Troubleshooting</text:p>
        </text:list-item>
      </text:list>
      <text:list text:style-name="L15">
        <text:list-item>
          <text:p text:style-name="P19">If the new admin menu item “lorismenghi.com” does not appear, make sure that the module is enabled:</text:p>
          <text:list>
            <text:list-item>
              <text:p text:style-name="P19">Run: bin/magento module:status</text:p>
            </text:list-item>
            <text:list-item>
              <text:p text:style-name="P19">Check that LorisMenghi_Core is listed as enabled.</text:p>
            </text:list-item>
          </text:list>
        </text:list-item>
        <text:list-item>
          <text:p text:style-name="P19">If you see layout or cache issues after installation, try clearing caches again:</text:p>
          <text:list>
            <text:list-item>
              <text:p text:style-name="P19">bin/magento cache:flush</text:p>
            </text:list-item>
          </text:list>
        </text:list-item>
      </text:list>
      <text:p text:style-name="Text_20_body">If problems persist, verify file permissions and ownership on your Magento installation and check the Magento logs located under var/log.</text:p>
      <text:list text:style-name="L16">
        <text:list-item>
          <text:p text:style-name="P20">Support</text:p>
        </text:list-item>
      </text:list>
      <text:p text:style-name="Text_20_body">For technical or commercial support related to LorisMenghi Core or other LorisMenghi extensions (such as COD order confirmation via WhatsApp, abandoned cart recovery, or shipping tracking notifications), you can use the following contact channels:</text:p>
      <text:list text:style-name="L17">
        <text:list-item>
          <text:p text:style-name="P21">Website: https://www.lorismenghi.com</text:p>
        </text:list-item>
      </text:list>
      <text:p text:style-name="Text_20_body">Contact form: https://www.lorismenghi.com/contact</text:p>
      <text:p text:style-name="Text_20_body">Please include your Magento version, PHP version, and any relevant log messages when contacting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2T22:23:35.533554195</meta:creation-date>
    <dc:date>2025-12-02T22:40:43.475837923</dc:date>
    <meta:editing-duration>PT17M10S</meta:editing-duration>
    <meta:editing-cycles>5</meta:editing-cycles>
    <meta:generator>LibreOffice/24.2.7.2$Linux_X86_64 LibreOffice_project/420$Build-2</meta:generator>
    <meta:document-statistic meta:table-count="0" meta:image-count="0" meta:object-count="0" meta:page-count="3" meta:paragraph-count="52" meta:word-count="592" meta:character-count="4101" meta:non-whitespace-character-count="3591"/>
  </office:meta>
</office:document-meta>
</file>